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b4d8" officeooo:paragraph-rsid="00087d83"/>
    </style:style>
    <style:style style:name="P2" style:family="paragraph" style:parent-style-name="Standard">
      <style:text-properties officeooo:rsid="0014b4d8" officeooo:paragraph-rsid="000c0d3e"/>
    </style:style>
    <style:style style:name="P3" style:family="paragraph" style:parent-style-name="Standard">
      <style:text-properties officeooo:rsid="000c0d3e" officeooo:paragraph-rsid="000c0d3e"/>
    </style:style>
    <style:style style:name="P4" style:family="paragraph" style:parent-style-name="Standard">
      <style:text-properties officeooo:rsid="000c0d3e" officeooo:paragraph-rsid="000e0ca9"/>
    </style:style>
    <style:style style:name="P5" style:family="paragraph" style:parent-style-name="Standard">
      <style:text-properties officeooo:rsid="000ce5e0" officeooo:paragraph-rsid="000ce5e0"/>
    </style:style>
    <style:style style:name="P6" style:family="paragraph" style:parent-style-name="Standard">
      <style:text-properties officeooo:rsid="000ce5e0" officeooo:paragraph-rsid="000e0ca9"/>
    </style:style>
    <style:style style:name="P7"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087d83"/>
    </style:style>
    <style:style style:name="T3" style:family="text">
      <style:text-properties officeooo:rsid="000a178a"/>
    </style:style>
    <style:style style:name="gr1" style:family="graphic">
      <style:graphic-properties style:run-through="background" style:vertical-pos="from-top" style:vertical-rel="page" style:horizontal-pos="from-left" style:horizontal-rel="paragraph"/>
    </style:style>
    <style:style style:name="gr2" style:family="graphic">
      <style:graphic-properties draw:stroke="solid" svg:stroke-width="0.18mm" svg:stroke-color="#ff0000" svg:stroke-opacity="100%" draw:stroke-linejoin="round" draw:fill-color="#ffffff" draw:opacity="5%"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style>
    <style:style style:name="gr3" style:family="graphic">
      <style:graphic-properties draw:stroke="solid" draw:stroke-dash="Dashed_20__28_var_29__20_4" svg:stroke-width="0.18mm" svg:stroke-color="#008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4" style:family="graphic">
      <style:graphic-properties draw:stroke="solid" draw:stroke-dash="Dashed_20__28_var_29__20_4" svg:stroke-width="0.18mm" svg:stroke-color="#00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style:style style:name="gr5" style:family="graphic">
      <style:graphic-properties draw:stroke="solid" draw:stroke-dash="Dashed_20__28_var_29__20_4" svg:stroke-width="0.18mm" svg:stroke-color="#ff0000" svg:stroke-opacity="100%" draw:stroke-linejoin="round" svg:stroke-linecap="butt" draw:fill="none" draw:fill-color="#ffffff" draw:opacity="100%" draw:textarea-horizontal-align="center" draw:textarea-vertical-align="middle" fo:padding-top="0.09mm" fo:padding-bottom="0.09mm" fo:padding-left="0.09mm" fo:padding-right="0.09mm"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path draw:name="turtle" draw:style-name="gr2" draw:text-style-name="P7" svg:width="21.16mm" svg:height="21.16mm" svg:x="94.4mm" svg:y="137.89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rect draw:style-name="gr3" draw:text-style-name="P7" svg:width="70.56mm" svg:height="52.92mm" svg:x="69.81mm" svg:y="122.1mm">
          <text:p/>
        </draw:rect>
        <draw:rect draw:style-name="gr4" draw:text-style-name="P7" svg:width="70.56mm" svg:height="52.92mm" svg:x="69.81mm" svg:y="122.1mm" draw:corner-radius="3.53mm">
          <text:p/>
        </draw:rect>
        <draw:rect draw:style-name="gr4" draw:text-style-name="P7" svg:width="70.56mm" svg:height="52.92mm" svg:x="69.81mm" svg:y="122.1mm" draw:corner-radius="7.06mm">
          <text:p/>
        </draw:rect>
        <draw:rect draw:style-name="gr4" draw:text-style-name="P7" svg:width="70.56mm" svg:height="52.92mm" svg:x="69.81mm" svg:y="122.1mm" draw:corner-radius="10.58mm">
          <text:p/>
        </draw:rect>
        <draw:rect draw:style-name="gr4" draw:text-style-name="P7" svg:width="70.56mm" svg:height="52.92mm" svg:x="69.81mm" svg:y="122.1mm" draw:corner-radius="14.11mm">
          <text:p/>
        </draw:rect>
        <draw:rect draw:style-name="gr4" draw:text-style-name="P7" svg:width="70.56mm" svg:height="52.92mm" svg:x="69.81mm" svg:y="122.1mm" draw:corner-radius="17.64mm">
          <text:p/>
        </draw:rect>
        <draw:rect draw:style-name="gr4" draw:text-style-name="P7" svg:width="70.56mm" svg:height="52.92mm" svg:x="69.81mm" svg:y="122.1mm" draw:corner-radius="21.17mm">
          <text:p/>
        </draw:rect>
        <draw:rect draw:style-name="gr4" draw:text-style-name="P7" svg:width="70.56mm" svg:height="52.92mm" svg:x="69.81mm" svg:y="122.1mm" draw:corner-radius="24.69mm">
          <text:p/>
        </draw:rect>
        <draw:rect draw:style-name="gr4" draw:text-style-name="P7" svg:width="70.56mm" svg:height="52.92mm" svg:x="69.81mm" svg:y="122.1mm" draw:corner-radius="28.22mm">
          <text:p/>
        </draw:rect>
        <draw:rect draw:style-name="gr4" draw:text-style-name="P7" svg:width="70.56mm" svg:height="52.92mm" svg:x="69.81mm" svg:y="122.1mm" draw:corner-radius="31.75mm">
          <text:p/>
        </draw:rect>
        <draw:rect draw:style-name="gr4" draw:text-style-name="P7" svg:width="70.56mm" svg:height="52.92mm" svg:x="69.81mm" svg:y="122.1mm" draw:corner-radius="35.28mm">
          <text:p/>
        </draw:rect>
        <draw:ellipse draw:style-name="gr5" draw:text-style-name="P7" svg:width="70.56mm" svg:height="52.92mm" svg:x="69.81mm" svg:y="122.1mm">
          <text:p/>
        </draw:ellipse>
      </draw:g>
      <text:p text:style-name="P3">FILLCOLOR “invisible”</text:p>
      <text:p text:style-name="P3">PENCOLOR “green”</text:p>
      <text:p text:style-name="P2">RECTANGLE [200, 150, <text:span text:style-name="T3">0</text:span>]</text:p>
      <text:p text:style-name="P3">PENCOLOR “black”</text:p>
      <text:p text:style-name="P1">RECTANGLE [200, 150, <text:span text:style-name="T1">10</text:span>]</text:p>
      <text:p text:style-name="P1">RECTANGLE [200, 150, <text:span text:style-name="T2">2</text:span><text:span text:style-name="T1">0</text:span>]</text:p>
      <text:p text:style-name="P1">RECTANGLE [200, 150, <text:span text:style-name="T2">3</text:span><text:span text:style-name="T1">0</text:span>]</text:p>
      <text:p text:style-name="P1">RECTANGLE [200, 150, <text:span text:style-name="T2">4</text:span><text:span text:style-name="T1">0</text:span>]</text:p>
      <text:p text:style-name="P1">RECTANGLE [200, 150, <text:span text:style-name="T2">50</text:span>]</text:p>
      <text:p text:style-name="P1">RECTANGLE [200, 150, <text:span text:style-name="T2">6</text:span><text:span text:style-name="T1">0</text:span>]</text:p>
      <text:p text:style-name="P1">RECTANGLE [200, 150, <text:span text:style-name="T2">7</text:span><text:span text:style-name="T1">0</text:span>]</text:p>
      <text:p text:style-name="P1">RECTANGLE [200, 150, <text:span text:style-name="T2">8</text:span><text:span text:style-name="T1">0</text:span>]</text:p>
      <text:p text:style-name="P1">RECTANGLE [200, 150, <text:span text:style-name="T2">9</text:span><text:span text:style-name="T1">0</text:span>]</text:p>
      <text:p text:style-name="P1">RECTANGLE [200, 150, <text:span text:style-name="T2">100</text:span>]</text:p>
      <text:p text:style-name="P4">PENCOLOR “red”</text:p>
      <text:p text:style-name="P5">ELLIPSE [200,150]</text:p>
      <text:p text:style-name="P6"/>
      <text:p text:style-name="P3"/>
      <text:p text:style-name="P3"><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14:51:34.927377275</meta:creation-date>
    <dc:title>template-default</dc:title>
    <meta:generator>LibreOffice/4.2.8.2$Linux_x86 LibreOffice_project/420m0$Build-2</meta:generator>
    <meta:editing-duration>PT16M3S</meta:editing-duration>
    <meta:editing-cycles>10</meta:editing-cycles>
    <dc:date>2016-07-15T19:56:59.978754656</dc:date>
    <meta:document-statistic meta:table-count="0" meta:image-count="0" meta:object-count="0" meta:page-count="1" meta:paragraph-count="17" meta:word-count="54" meta:character-count="359" meta:non-whitespace-character-count="310"/>
    <meta:template xlink:type="simple" xlink:actuate="onRequest" xlink:title="template-default" xlink:href="../../../.config/libreoffice/4/user/template/template-default.ott" meta:date="2016-07-15T14:51:34.667896645"/>
  </office:meta>
</office:document-meta>
</file>